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ackground-color="#ffffff" fo:border="0.06pt solid #c0c0c0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  <style:text-properties style:text-position="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1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  <style:text-properties style:text-position="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  <style:text-properties style:text-position="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9" style:family="table-cell" style:parent-style-name="Default">
      <style:table-cell-properties fo:border="0.99pt solid #000000"/>
      <style:text-properties style:text-position="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4" style:family="table-cell" style:parent-style-name="Default">
      <style:table-cell-properties fo:border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AX(CAST(totalLoad AS UNSIGNED))</text:p>
          </table:table-cell>
          <table:table-cell table:style-name="ce1" office:value-type="string" calcext:value-type="string">
            <text:p>Departing</text:p>
          </table:table-cell>
          <table:table-cell table:style-name="ce1" office:value-type="string" calcext:value-type="string">
            <text:p>CaptureDate</text:p>
          </table:table-cell>
          <table:table-cell table:style-name="ce1" office:value-type="string" calcext:value-type="string">
            <text:p>sailingTime</text:p>
          </table:table-cell>
          <table:table-cell table:style-name="ce1" office:value-type="string" calcext:value-type="string">
            <text:p>dayofWee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905" calcext:value-type="float">
            <text:p>1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B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2145" calcext:value-type="float">
            <text:p>2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225" calcext:value-type="float">
            <text:p>1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335" calcext:value-type="float">
            <text:p>1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SB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435" calcext:value-type="float">
            <text:p>1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445" calcext:value-type="float">
            <text:p>1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545" calcext:value-type="float">
            <text:p>1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755" calcext:value-type="float">
            <text:p>1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date" office:date-value="2017-03-23" calcext:value-type="date">
            <text:p>2017-03-23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825" calcext:value-type="float">
            <text:p>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025" calcext:value-type="float">
            <text:p>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330" calcext:value-type="float">
            <text:p>1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NG</text:p>
          </table:table-cell>
          <table:table-cell office:value-type="date" office:date-value="2017-03-24" calcext:value-type="date">
            <text:p>2017-03-24</text:p>
          </table:table-cell>
          <table:table-cell office:value-type="float" office:value="1445" calcext:value-type="float">
            <text:p>144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ivot Table_Sheet1_1" table:style-name="ta1">
        <table:table-column table:style-name="co1" table:default-cell-style-name="ce6"/>
        <table:table-column table:style-name="co1" table:number-columns-repeated="2" table:default-cell-style-name="ce12"/>
        <table:table-column table:style-name="co1" table:default-cell-style-name="ce17"/>
        <table:table-row table:style-name="ro1">
          <table:table-cell table:style-name="Pivot_20_Table_20_Field" office:value-type="string" calcext:value-type="string">
            <text:p>CaptureDate</text:p>
          </table:table-cell>
          <table:table-cell table:style-name="ce9" office:value-type="string" calcext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Departing</text:p>
          </table:table-cell>
          <table:table-cell table:style-name="ce10" office:value-type="string" calcext:value-type="string">
            <text:p>dayofWeek</text:p>
          </table:table-cell>
          <table:table-cell table:style-name="ce10" office:value-type="string" calcext:value-type="string">
            <text:p>sailingTime</text:p>
          </table:table-cell>
          <table:table-cell table:style-name="ce15" office:value-type="string" calcext:value-type="string">
            <text:p>Sum - MAX(CAST(totalLoad AS UNSIGNED))</text:p>
          </table:table-cell>
        </table:table-row>
        <table:table-row table:style-name="ro1">
          <table:table-cell table:style-name="ce5" office:value-type="string" calcext:value-type="string">
            <text:p>HSB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50" calcext:value-type="float">
            <text:p>155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905" calcext:value-type="float">
            <text:p>19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3"/>
          <table:table-cell table:style-name="ce13" office:value-type="float" office:value="2145" calcext:value-type="float">
            <text:p>2145</text:p>
          </table:table-cell>
          <table:table-cell table:style-name="ce18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00" calcext:value-type="float">
            <text:p>600</text:p>
          </table:table-cell>
          <table:table-cell table:style-name="ce16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float" office:value="1435" calcext:value-type="float">
            <text:p>1435</text:p>
          </table:table-cell>
          <table:table-cell table:style-name="ce18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L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45" calcext:value-type="float">
            <text:p>1445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755" calcext:value-type="float">
            <text:p>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float" office:value="2045" calcext:value-type="float">
            <text:p>2045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20" calcext:value-type="float">
            <text:p>620</text:p>
          </table:table-cell>
          <table:table-cell table:style-name="ce16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8"/>
          <table:table-cell table:style-name="ce14"/>
          <table:table-cell table:style-name="ce14" office:value-type="float" office:value="1445" calcext:value-type="float">
            <text:p>1445</text:p>
          </table:table-cell>
          <table:table-cell table:style-name="ce19" office:value-type="float" office:value="10" calcext:value-type="float">
            <text:p>1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34" table:buttons="'Pivot Table_Sheet1_1'.A1 'Pivot Table_Sheet1_1'.A3 'Pivot Table_Sheet1_1'.B3 'Pivot Table_Sheet1_1'.C3" table:grand-total="none" table:show-filter-button="false" table:drill-down-on-double-click="false">
          <table:source-cell-range table:cell-range-address="Sheet1.A1:Sheet1.E32"/>
          <table:data-pilot-field table:source-field-name="CaptureDate" table:orientation="page" table:used-hierarchy="0" table:function="auto" loext:ignore-selected-page="true" table:selected-page="2017-03-23">
            <table:data-pilot-level table:show-empty="false" calcext:repeat-item-labels="false">
              <table:data-pilot-members>
                <table:data-pilot-member table:name="2017-03-23" table:display="true" table:show-details="true"/>
                <table:data-pilot-member table:name="2017-03-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parting" table:orientation="row" table:used-hierarchy="0" table:function="auto">
            <table:data-pilot-level table:show-empty="false" calcext:repeat-item-labels="false">
              <table:data-pilot-members>
                <table:data-pilot-member table:name="HSB" table:display="true" table:show-details="true"/>
                <table:data-pilot-member table:name="L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yofWeek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ilingTime" table:orientation="row" table:used-hierarchy="0" table:function="auto">
            <table:data-pilot-level table:show-empty="false" calcext:repeat-item-labels="false">
              <table:data-pilot-members>
                <table:data-pilot-member table:name="600" table:display="true" table:show-details="true"/>
                <table:data-pilot-member table:name="620" table:display="true" table:show-details="true"/>
                <table:data-pilot-member table:name="700" table:display="true" table:show-details="true"/>
                <table:data-pilot-member table:name="720" table:display="true" table:show-details="true"/>
                <table:data-pilot-member table:name="805" table:display="true" table:show-details="true"/>
                <table:data-pilot-member table:name="825" table:display="true" table:show-details="true"/>
                <table:data-pilot-member table:name="910" table:display="true" table:show-details="true"/>
                <table:data-pilot-member table:name="925" table:display="true" table:show-details="true"/>
                <table:data-pilot-member table:name="1015" table:display="true" table:show-details="true"/>
                <table:data-pilot-member table:name="1025" table:display="true" table:show-details="true"/>
                <table:data-pilot-member table:name="1120" table:display="true" table:show-details="true"/>
                <table:data-pilot-member table:name="1130" table:display="true" table:show-details="true"/>
                <table:data-pilot-member table:name="1225" table:display="true" table:show-details="true"/>
                <table:data-pilot-member table:name="1235" table:display="true" table:show-details="true"/>
                <table:data-pilot-member table:name="1330" table:display="true" table:show-details="true"/>
                <table:data-pilot-member table:name="1335" table:display="true" table:show-details="true"/>
                <table:data-pilot-member table:name="1435" table:display="true" table:show-details="true"/>
                <table:data-pilot-member table:name="1445" table:display="true" table:show-details="true"/>
                <table:data-pilot-member table:name="1545" table:display="true" table:show-details="true"/>
                <table:data-pilot-member table:name="1550" table:display="true" table:show-details="true"/>
                <table:data-pilot-member table:name="1650" table:display="true" table:show-details="true"/>
                <table:data-pilot-member table:name="1750" table:display="true" table:show-details="true"/>
                <table:data-pilot-member table:name="1755" table:display="true" table:show-details="true"/>
                <table:data-pilot-member table:name="1850" table:display="true" table:show-details="true"/>
                <table:data-pilot-member table:name="1905" table:display="true" table:show-details="true"/>
                <table:data-pilot-member table:name="1950" table:display="true" table:show-details="true"/>
                <table:data-pilot-member table:name="2010" table:display="true" table:show-details="true"/>
                <table:data-pilot-member table:name="2045" table:display="true" table:show-details="true"/>
                <table:data-pilot-member table:name="21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(CAST(totalLoad AS UNSIGNED)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2" table:display="true" table:show-details="true"/>
                <table:data-pilot-member table:name="27" table:display="true" table:show-details="true"/>
                <table:data-pilot-member table:name="37" table:display="true" table:show-details="true"/>
                <table:data-pilot-member table:name="47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74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2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3:00:33.66467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45:53.851477581</meta:creation-date>
    <dc:date>2017-03-24T12:51:40.138709360</dc:date>
    <meta:editing-duration>PT5M52S</meta:editing-duration>
    <meta:editing-cycles>2</meta:editing-cycles>
    <meta:generator>LibreOffice/5.1.6.2$Linux_ARM_EABI LibreOffice_project/10m0$Build-2</meta:generator>
    <meta:document-statistic meta:table-count="2" meta:cell-count="234" meta:object-count="0"/>
  </office:meta>
</office:document-meta>
</file>